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cm"/>
    </style:style>
    <style:style style:name="gr4" style:family="graphic" style:parent-style-name="standard">
      <style:graphic-properties draw:marker-start="" draw:marker-end="Arrow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 draw:end-line-spacing-horizontal="0cm"/>
    </style:style>
    <style:style style:name="gr12" style:family="graphic" style:parent-style-name="standard">
      <style:graphic-properties draw:stroke="none" svg:stroke-color="#000000" draw:fill="none" draw:fill-color="#ffffff" fo:min-height="0.78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1pt" style:font-size-asian="18pt" style:font-size-complex="18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size-asian="18pt" style:font-size-complex="1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cm" svg:height="1cm" svg:x="2.3cm" svg:y="1.8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4" draw:id="id4" draw:layer="layout" svg:width="3.6cm" svg:height="1.5cm" svg:x="1.4cm" svg:y="3.9cm">
          <text:p text:style-name="P1"><text:span text:style-name="T1">Main proc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4.7cm" svg:height="1.4cm" svg:x="12.764cm" svg:y="3.8cm">
          <text:p text:style-name="P1"><text:span text:style-name="T1">Start video record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line-skew="0cm -0.202cm" svg:x1="3.95cm" svg:y1="2.8cm" svg:x2="15.114cm" svg:y2="3.8cm" draw:start-shape="id1" draw:start-glue-point="8" draw:end-shape="id2" draw:end-glue-point="4" svg:d="m3950 2800v502h5031v-3h6133v501" svg:viewBox="0 0 11165 1001">
          <text:p/>
        </draw:connector>
        <draw:custom-shape draw:style-name="gr1" draw:text-style-name="P2" xml:id="id3" draw:id="id3" draw:layer="layout" svg:width="4.9cm" svg:height="1.3cm" svg:x="6.8cm" svg:y="3.9cm">
          <text:p text:style-name="P1"><text:span text:style-name="T1">serial data capt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3.95cm" svg:y1="2.8cm" svg:x2="9.25cm" svg:y2="3.9cm" draw:start-shape="id1" draw:start-glue-point="8" draw:end-shape="id3" draw:end-glue-point="4" svg:d="m3950 2800v551h5300v549" svg:viewBox="0 0 5301 1101">
          <text:p/>
        </draw:connector>
        <draw:connector draw:style-name="gr2" draw:text-style-name="P1" draw:layer="layout" svg:x1="3.95cm" svg:y1="2.8cm" svg:x2="3.2cm" svg:y2="3.9cm" draw:start-shape="id1" draw:start-glue-point="8" draw:end-shape="id4" draw:end-glue-point="4" svg:d="m3950 2800v551h-750v549" svg:viewBox="0 0 751 1101">
          <text:p/>
        </draw:connector>
        <draw:connector draw:style-name="gr2" draw:text-style-name="P1" draw:layer="layout" svg:x1="9.25cm" svg:y1="5.2cm" svg:x2="9.25cm" svg:y2="7.894cm" draw:start-shape="id3" draw:start-glue-point="6" draw:end-shape="id5" draw:end-glue-point="4" svg:d="m9250 5200v2694" svg:viewBox="0 0 1 2695">
          <text:p/>
        </draw:connector>
        <draw:frame draw:style-name="gr3" draw:layer="layout" svg:width="1.2cm" svg:height="1.15cm" svg:x="6.7cm" svg:y="13.35cm">
          <draw:text-box>
            <text:p><text:span text:style-name="T1">yes</text:span></text:p>
          </draw:text-box>
        </draw:frame>
        <draw:custom-shape draw:style-name="gr1" draw:text-style-name="P1" xml:id="id7" draw:id="id7" draw:layer="layout" svg:width="2.1cm" svg:height="2.7cm" svg:x="4.618cm" svg:y="12.388cm">
          <text:p text:style-name="P1"><text:span text:style-name="T1">Send signal </text:span></text:p>
          <text:p text:style-name="P1"><text:span text:style-name="T1">to main </text:span></text:p>
          <text:p text:style-name="P1"><text:span text:style-name="T1">to start </text:span></text:p>
          <text:p text:style-name="P1"><text:span text:style-name="T1">new ta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7.6cm" svg:y1="13.45cm" svg:x2="6.718cm" svg:y2="13.738cm" draw:start-shape="id6" draw:start-glue-point="5" draw:end-shape="id7" draw:end-glue-point="7" svg:d="m7600 13450h-440v288h-442" svg:viewBox="0 0 883 289">
          <text:p/>
        </draw:connector>
        <draw:connector draw:style-name="gr2" draw:text-style-name="P1" draw:layer="layout" svg:x1="5.668cm" svg:y1="12.388cm" svg:x2="5.585cm" svg:y2="7.525cm" draw:start-shape="id7" draw:start-glue-point="4" svg:d="m5668 12388v-2682h-83v-2181" svg:viewBox="0 0 84 4864">
          <text:p/>
        </draw:connector>
        <draw:custom-shape draw:style-name="gr1" draw:text-style-name="P1" xml:id="id5" draw:id="id5" draw:layer="layout" svg:width="4.5cm" svg:height="1.5cm" svg:x="7cm" svg:y="7.894cm">
          <text:p text:style-name="P1"><text:span text:style-name="T1">Start serial data capture</text:span></text:p>
          <text:p text:style-name="P1"><text:span text:style-name="T1"><text:s/></text:span><text:span text:style-name="T1">to a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3.4cm" svg:height="2.3cm" svg:x="7.6cm" svg:y="12.3cm">
          <text:p text:style-name="P1"><text:span text:style-name="T1">Time &gt; 29.5 m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9.25cm" svg:y1="9.394cm" svg:x2="9.3cm" svg:y2="12.3cm" draw:start-shape="id5" draw:start-glue-point="6" draw:end-shape="id6" draw:end-glue-point="4" svg:d="m9250 9394v1454h50v1452" svg:viewBox="0 0 51 2907">
          <text:p/>
        </draw:connector>
        <draw:custom-shape draw:style-name="gr1" draw:text-style-name="P1" xml:id="id9" draw:id="id9" draw:layer="layout" svg:width="3.3cm" svg:height="1.4cm" svg:x="7.6cm" svg:y="20.1cm">
          <text:p text:style-name="P1"><text:span text:style-name="T1">Terminate capt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3.2cm" svg:height="1.8cm" svg:x="7.7cm" svg:y="16.8cm">
          <text:p text:style-name="P1"><text:span text:style-name="T1">Time = 30 min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9.3cm" svg:y1="18.6cm" svg:x2="9.25cm" svg:y2="20.1cm" draw:start-shape="id8" draw:start-glue-point="6" draw:end-shape="id9" draw:end-glue-point="4" svg:d="m9300 18600v751h-50v749" svg:viewBox="0 0 51 1501">
          <text:p/>
        </draw:connector>
        <draw:connector draw:style-name="gr2" draw:text-style-name="P1" xml:id="id10" draw:id="id10" draw:layer="layout" svg:x1="9.3cm" svg:y1="14.6cm" svg:x2="9.3cm" svg:y2="16.8cm" draw:start-shape="id6" draw:start-glue-point="6" draw:end-shape="id8" draw:end-glue-point="4" svg:d="m9300 14600v2200" svg:viewBox="0 0 1 2201">
          <text:p/>
        </draw:connector>
        <draw:connector draw:style-name="gr2" draw:text-style-name="P1" draw:layer="layout" svg:x1="10.9cm" svg:y1="17.7cm" svg:x2="9.3cm" svg:y2="15.7cm" draw:start-shape="id8" draw:start-glue-point="7" draw:end-shape="id10" draw:end-glue-point="0" svg:d="m10900 17700h502v-2000h-2102" svg:viewBox="0 0 2103 2001">
          <text:p/>
        </draw:connector>
        <draw:custom-shape draw:style-name="gr1" draw:text-style-name="P1" xml:id="id11" draw:id="id11" draw:layer="layout" svg:width="4.9cm" svg:height="1.8cm" svg:x="12.664cm" svg:y="8cm">
          <text:p text:style-name="P1"><text:span text:style-name="T1">Start AV capture. </text:span></text:p>
          <text:p text:style-name="P1"><text:span text:style-name="T1">Each channel to</text:span></text:p>
          <text:p text:style-name="P1"><text:span text:style-name="T1"><text:s/></text:span><text:span text:style-name="T1">seperate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2" draw:id="id12" draw:layer="layout" svg:width="3.4cm" svg:height="2.3cm" svg:x="14.6cm" svg:y="12.5cm">
          <text:p text:style-name="P1"><text:span text:style-name="T1">Time &gt; 29.5 m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5.114cm" svg:y1="9.8cm" svg:x2="16.3cm" svg:y2="12.5cm" draw:start-shape="id11" draw:start-glue-point="6" draw:end-shape="id12" draw:end-glue-point="4" svg:d="m15114 9800v1351h1186v1349" svg:viewBox="0 0 1187 2701">
          <text:p/>
        </draw:connector>
        <draw:custom-shape draw:style-name="gr1" draw:text-style-name="P1" xml:id="id14" draw:id="id14" draw:layer="layout" svg:width="3.3cm" svg:height="1.4cm" svg:x="13.464cm" svg:y="20.2cm">
          <text:p text:style-name="P1"><text:span text:style-name="T1">Terminate capt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3" draw:id="id13" draw:layer="layout" svg:width="3.2cm" svg:height="1.8cm" svg:x="13.514cm" svg:y="16.8cm">
          <text:p text:style-name="P1"><text:span text:style-name="T1">Time = 30 min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5.114cm" svg:y1="18.6cm" svg:x2="15.114cm" svg:y2="20.2cm" draw:start-shape="id13" draw:start-glue-point="6" draw:end-shape="id14" draw:end-glue-point="4" svg:d="m15114 18600v1600" svg:viewBox="0 0 1 1601">
          <text:p/>
        </draw:connector>
        <draw:connector draw:style-name="gr2" draw:text-style-name="P1" xml:id="id15" draw:id="id15" draw:layer="layout" svg:x1="16.3cm" svg:y1="14.8cm" svg:x2="15.114cm" svg:y2="16.8cm" draw:start-shape="id12" draw:start-glue-point="6" draw:end-shape="id13" draw:end-glue-point="4" svg:d="m16300 14800v1001h-1186v999" svg:viewBox="0 0 1187 2001">
          <text:p/>
        </draw:connector>
        <draw:connector draw:style-name="gr2" draw:text-style-name="P1" draw:layer="layout" svg:x1="16.714cm" svg:y1="17.7cm" svg:x2="15.707cm" svg:y2="15.801cm" draw:start-shape="id13" draw:start-glue-point="7" draw:end-shape="id15" draw:end-glue-point="0" svg:d="m16714 17700h502v-1899h-1509" svg:viewBox="0 0 1510 1900">
          <text:p/>
        </draw:connector>
        <draw:connector draw:style-name="gr2" draw:text-style-name="P1" draw:layer="layout" svg:x1="15.114cm" svg:y1="5.2cm" svg:x2="15.114cm" svg:y2="8cm" draw:start-shape="id2" draw:start-glue-point="6" draw:end-shape="id11" draw:end-glue-point="4" svg:d="m15114 5200v2800" svg:viewBox="0 0 1 2801">
          <text:p/>
        </draw:connector>
        <draw:custom-shape draw:style-name="gr1" draw:text-style-name="P1" xml:id="id16" draw:id="id16" draw:layer="layout" svg:width="3.5cm" svg:height="2.5cm" svg:x="1.5cm" svg:y="6.3cm">
          <text:p text:style-name="P1"><text:span text:style-name="T1">Serial data </text:span></text:p>
          <text:p text:style-name="P1"><text:span text:style-name="T1">Capture signal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7" draw:id="id17" draw:layer="layout" svg:width="3.6cm" svg:height="2.6cm" svg:x="1.5cm" svg:y="9.6cm">
          <text:p text:style-name="P1"><text:span text:style-name="T1">Video capture</text:span></text:p>
          <text:p text:style-name="P1"><text:span text:style-name="T1"><text:s/></text:span><text:span text:style-name="T1">signal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5cm" svg:y1="7.55cm" svg:x2="9.231cm" svg:y2="6.056cm" draw:start-shape="id16" draw:start-glue-point="7" svg:d="m5000 7550h2367v-1494h1864" svg:viewBox="0 0 4232 1495">
          <text:p/>
        </draw:connector>
        <draw:connector draw:style-name="gr2" draw:text-style-name="P1" draw:layer="layout" draw:line-skew="1.458cm" svg:x1="5.1cm" svg:y1="10.9cm" svg:x2="15.081cm" svg:y2="6.056cm" draw:start-shape="id17" draw:start-glue-point="7" svg:d="m5100 10900h6700v-4844h3281" svg:viewBox="0 0 9982 4845">
          <text:p/>
        </draw:connector>
        <draw:connector draw:style-name="gr2" draw:text-style-name="P1" xml:id="id20" draw:id="id20" draw:layer="layout" svg:x1="3.2cm" svg:y1="5.4cm" svg:x2="3.25cm" svg:y2="6.3cm" draw:start-shape="id4" draw:start-glue-point="6" draw:end-shape="id16" draw:end-glue-point="4" svg:d="m3200 5400v451h50v449" svg:viewBox="0 0 51 901">
          <text:p/>
        </draw:connector>
        <draw:connector draw:style-name="gr2" draw:text-style-name="P1" draw:layer="layout" svg:x1="3.25cm" svg:y1="8.8cm" svg:x2="3.3cm" svg:y2="9.6cm" draw:start-shape="id16" draw:start-glue-point="6" draw:end-shape="id17" draw:end-glue-point="4" svg:d="m3250 8800v401h50v399" svg:viewBox="0 0 51 801">
          <text:p/>
        </draw:connector>
        <draw:connector draw:style-name="gr2" draw:text-style-name="P1" draw:layer="layout" svg:x1="14.6cm" svg:y1="13.65cm" svg:x2="13.3cm" svg:y2="13.55cm" draw:start-shape="id18" draw:start-glue-point="2" draw:end-shape="id19" draw:end-glue-point="7" svg:d="m14600 13650v1752h1100v-1852h-2400" svg:viewBox="0 0 2401 1853">
          <text:p/>
        </draw:connector>
        <draw:frame draw:style-name="gr5" draw:layer="layout" svg:width="1.5cm" svg:height="0.95cm" svg:x="4.5cm" svg:y="6.4cm">
          <draw:text-box>
            <text:p><text:span text:style-name="T1">yes</text:span></text:p>
          </draw:text-box>
        </draw:frame>
        <draw:frame draw:style-name="gr5" draw:layer="layout" svg:width="1.5cm" svg:height="0.95cm" svg:x="4.6cm" svg:y="10.15cm">
          <draw:text-box>
            <text:p><text:span text:style-name="T1">yes</text:span></text:p>
          </draw:text-box>
        </draw:frame>
        <draw:frame draw:style-name="gr6" draw:layer="layout" svg:width="1.3cm" svg:height="1.25cm" svg:x="16.3cm" svg:y="17cm">
          <draw:text-box>
            <text:p><text:span text:style-name="T1">no</text:span></text:p>
          </draw:text-box>
        </draw:frame>
        <draw:frame draw:style-name="gr6" draw:layer="layout" svg:width="1.3cm" svg:height="1.25cm" svg:x="10.5cm" svg:y="17cm">
          <draw:text-box>
            <text:p><text:span text:style-name="T1">no</text:span></text:p>
          </draw:text-box>
        </draw:frame>
        <draw:frame draw:style-name="gr3" xml:id="id18" draw:id="id18" draw:layer="layout" svg:width="1.2cm" svg:height="1.15cm" svg:x="14cm" svg:y="12.5cm">
          <draw:text-box>
            <text:p><text:span text:style-name="T1">yes</text:span></text:p>
          </draw:text-box>
        </draw:frame>
        <draw:frame draw:style-name="gr6" draw:layer="layout" svg:width="1.3cm" svg:height="1.25cm" svg:x="3.1cm" svg:y="8.65cm">
          <draw:text-box>
            <text:p><text:span text:style-name="T1">no</text:span></text:p>
          </draw:text-box>
        </draw:frame>
        <draw:connector draw:style-name="gr2" draw:text-style-name="P1" draw:layer="layout" svg:x1="3.3cm" svg:y1="12.2cm" svg:x2="3.225cm" svg:y2="5.851cm" draw:start-shape="id17" draw:start-glue-point="6" draw:end-shape="id20" draw:end-glue-point="0" svg:d="m3300 12200v502h-2301v-6851h2226" svg:viewBox="0 0 2302 6852">
          <text:p/>
        </draw:connector>
        <draw:frame draw:style-name="gr6" draw:layer="layout" svg:width="1.3cm" svg:height="1.25cm" svg:x="2.3cm" svg:y="12.05cm">
          <draw:text-box>
            <text:p><text:span text:style-name="T1">no</text:span></text:p>
          </draw:text-box>
        </draw:frame>
        <draw:custom-shape draw:style-name="gr1" draw:text-style-name="P1" xml:id="id19" draw:id="id19" draw:layer="layout" svg:width="2.1cm" svg:height="2.7cm" svg:x="11.2cm" svg:y="12.2cm">
          <text:p text:style-name="P1"><text:span text:style-name="T1">Send signal </text:span></text:p>
          <text:p text:style-name="P1"><text:span text:style-name="T1">to main </text:span></text:p>
          <text:p text:style-name="P1"><text:span text:style-name="T1">to start </text:span></text:p>
          <text:p text:style-name="P1"><text:span text:style-name="T1">new ta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2.25cm" svg:y1="12.2cm" svg:x2="11.759cm" svg:y2="10.878cm" draw:start-shape="id19" draw:start-glue-point="4" svg:d="m12250 12200v-911h-491v-411" svg:viewBox="0 0 492 1323">
          <text:p/>
        </draw:connector>
        <draw:frame draw:style-name="gr3" draw:layer="layout" svg:width="1.2cm" svg:height="1.15cm" svg:x="8.3cm" svg:y="18.65cm">
          <draw:text-box>
            <text:p><text:span text:style-name="T1">yes</text:span></text:p>
          </draw:text-box>
        </draw:frame>
        <draw:frame draw:style-name="gr3" draw:layer="layout" svg:width="1.2cm" svg:height="1.15cm" svg:x="15cm" svg:y="18.65cm">
          <draw:text-box>
            <text:p><text:span text:style-name="T1">yes</text:span></text:p>
          </draw:text-box>
        </draw:frame>
        <draw:frame draw:style-name="gr6" draw:layer="layout" svg:width="1.3cm" svg:height="1.25cm" svg:x="9.2cm" svg:y="14.4cm">
          <draw:text-box>
            <text:p><text:span text:style-name="T1">no</text:span></text:p>
          </draw:text-box>
        </draw:frame>
        <draw:frame draw:style-name="gr6" draw:layer="layout" svg:width="1.3cm" svg:height="1.25cm" svg:x="16.2cm" svg:y="14.7cm">
          <draw:text-box>
            <text:p><text:span text:style-name="T1">no</text:span></text:p>
          </draw:text-box>
        </draw:frame>
        <draw:custom-shape draw:style-name="gr1" draw:text-style-name="P1" xml:id="id21" draw:id="id21" draw:layer="layout" svg:width="1.3cm" svg:height="1.1cm" svg:x="18.5cm" svg:y="3.9cm">
          <text:p text:style-name="P1"><text:span text:style-name="T1">A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7" draw:text-style-name="P1" draw:layer="layout" svg:x1="5.6cm" svg:y1="2.3cm" svg:x2="19.15cm" svg:y2="3.9cm" draw:start-shape="id1" draw:start-glue-point="10" draw:end-shape="id21" draw:end-glue-point="4" svg:d="m5600 2300h13550v1600" svg:viewBox="0 0 13551 1601">
          <text:p/>
        </draw:connector>
      </draw:page>
      <draw:page draw:name="page2" draw:style-name="dp1" draw:master-page-name="Default">
        <draw:custom-shape draw:style-name="gr1" draw:text-style-name="P1" xml:id="id22" draw:id="id22" draw:layer="layout" svg:width="1.3cm" svg:height="1.1cm" svg:x="1cm" svg:y="2cm">
          <text:p text:style-name="P1"><text:span text:style-name="T1">A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" draw:text-style-name="P1" xml:id="id23" draw:id="id23" draw:layer="layout" svg:width="2.8cm" svg:height="1.6cm" svg:x="1.9cm" svg:y="4.1cm">
          <text:p text:style-name="P1"><text:span text:style-name="T1">SSH 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.65cm" svg:y1="3.1cm" svg:x2="3.3cm" svg:y2="4.1cm" draw:start-shape="id22" draw:start-glue-point="6" draw:end-shape="id23" draw:end-glue-point="4" svg:d="m1650 3100v501h1650v499" svg:viewBox="0 0 1651 1001">
          <text:p/>
        </draw:connector>
        <draw:custom-shape draw:style-name="gr1" draw:text-style-name="P1" xml:id="id24" draw:id="id24" draw:layer="layout" svg:width="4.1cm" svg:height="1.6cm" svg:x="1.9cm" svg:y="6.8cm">
          <text:p text:style-name="P1"><text:span text:style-name="T1">Log in</text:span></text:p>
          <text:p text:style-name="P1"><text:span text:style-name="T1"><text:s/></text:span><text:span text:style-name="T1">(public IP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5" draw:id="id25" draw:layer="layout" svg:width="3.8cm" svg:height="3cm" svg:x="1.9cm" svg:y="9.3cm">
          <text:p text:style-name="P1"><text:span text:style-name="T1">User ID, </text:span></text:p>
          <text:p text:style-name="P1"><text:span text:style-name="T1">password valid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26" draw:id="id26" draw:layer="layout" svg:width="3.6cm" svg:height="1.8cm" svg:x="2.4cm" svg:y="13.3cm">
          <text:p text:style-name="P1"><text:span text:style-name="T1">Change confi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7" draw:id="id27" draw:layer="layout" svg:width="3.6cm" svg:height="3cm" svg:x="2.5cm" svg:y="16.6cm">
          <text:p text:style-name="P1"><text:span text:style-name="T1">Config saved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3.3cm" svg:y1="5.7cm" svg:x2="3.95cm" svg:y2="6.8cm" draw:start-shape="id23" draw:start-glue-point="6" draw:end-shape="id24" draw:end-glue-point="4" svg:d="m3300 5700v551h650v549" svg:viewBox="0 0 651 1101">
          <text:p/>
        </draw:connector>
        <draw:connector draw:style-name="gr2" draw:text-style-name="P1" draw:layer="layout" svg:x1="3.95cm" svg:y1="8.4cm" svg:x2="3.8cm" svg:y2="9.3cm" draw:start-shape="id24" draw:start-glue-point="6" draw:end-shape="id25" draw:end-glue-point="4" svg:d="m3950 8400v451h-150v449" svg:viewBox="0 0 151 901">
          <text:p/>
        </draw:connector>
        <draw:connector draw:style-name="gr2" draw:text-style-name="P1" draw:layer="layout" svg:x1="3.8cm" svg:y1="12.3cm" svg:x2="4.2cm" svg:y2="13.3cm" draw:start-shape="id25" draw:start-glue-point="6" draw:end-shape="id26" draw:end-glue-point="4" svg:d="m3800 12300v501h400v499" svg:viewBox="0 0 401 1001">
          <text:p/>
        </draw:connector>
        <draw:connector draw:style-name="gr2" draw:text-style-name="P1" draw:layer="layout" svg:x1="4.2cm" svg:y1="15.1cm" svg:x2="4.3cm" svg:y2="16.6cm" draw:start-shape="id26" draw:start-glue-point="6" draw:end-shape="id27" draw:end-glue-point="4" svg:d="m4200 15100v751h100v749" svg:viewBox="0 0 101 1501">
          <text:p/>
        </draw:connector>
        <draw:connector draw:style-name="gr2" draw:text-style-name="P1" draw:layer="layout" svg:x1="5.7cm" svg:y1="10.8cm" svg:x2="8.152cm" svg:y2="10.619cm" draw:start-shape="id25" draw:start-glue-point="7" draw:end-shape="id28" draw:end-glue-point="2" svg:d="m5700 10800h2953v-181h-501" svg:viewBox="0 0 2954 182">
          <text:p/>
        </draw:connector>
        <draw:connector draw:style-name="gr2" draw:text-style-name="P1" xml:id="id28" draw:id="id28" draw:layer="layout" svg:x1="8.152cm" svg:y1="10.619cm" svg:x2="3.94cm" svg:y2="6.32cm" svg:d="m8152 10619v-2149h-4212v-2150" svg:viewBox="0 0 4213 4300">
          <text:p/>
        </draw:connector>
        <draw:connector draw:style-name="gr2" draw:text-style-name="P1" draw:layer="layout" svg:x1="6.1cm" svg:y1="18.1cm" svg:x2="6cm" svg:y2="14.2cm" draw:start-shape="id27" draw:start-glue-point="7" draw:end-shape="id26" draw:end-glue-point="7" svg:d="m6100 18100h502v-3900h-602" svg:viewBox="0 0 603 3901">
          <text:p/>
        </draw:connector>
        <draw:connector draw:style-name="gr2" draw:text-style-name="P1" draw:layer="layout" svg:x1="4.3cm" svg:y1="19.6cm" svg:x2="6cm" svg:y2="14.2cm" draw:start-shape="id27" draw:start-glue-point="6" draw:end-shape="id26" draw:end-glue-point="7" svg:d="m4300 19600v502h2302v-5902h-602" svg:viewBox="0 0 2303 5903">
          <text:p/>
        </draw:connector>
        <draw:frame draw:style-name="gr3" draw:layer="layout" svg:width="1.2cm" svg:height="1.15cm" svg:x="3.7cm" svg:y="12.2cm">
          <draw:text-box>
            <text:p><text:span text:style-name="T1">yes</text:span></text:p>
          </draw:text-box>
        </draw:frame>
        <draw:frame draw:style-name="gr3" draw:layer="layout" svg:width="1.2cm" svg:height="1.15cm" svg:x="4.2cm" svg:y="19.4cm">
          <draw:text-box>
            <text:p><text:span text:style-name="T1">yes</text:span></text:p>
          </draw:text-box>
        </draw:frame>
        <draw:frame draw:style-name="gr8" draw:layer="layout" svg:width="1cm" svg:height="1cm" svg:x="5.6cm" svg:y="10.1cm">
          <draw:text-box>
            <text:p><text:span text:style-name="T1">no</text:span></text:p>
          </draw:text-box>
        </draw:frame>
        <draw:frame draw:style-name="gr9" draw:layer="layout" svg:width="1.2cm" svg:height="1.2cm" svg:x="5.9cm" svg:y="17.4cm">
          <draw:text-box>
            <text:p><text:span text:style-name="T1">no</text:span></text:p>
          </draw:text-box>
        </draw:frame>
      </draw:page>
      <draw:page draw:name="page3" draw:style-name="dp1" draw:master-page-name="Default">
        <draw:custom-shape draw:style-name="gr1" draw:text-style-name="P3" draw:layer="layout" svg:width="4cm" svg:height="1.7cm" svg:x="1.9cm" svg:y="1.8cm">
          <text:p text:style-name="P1"><text:span text:style-name="T2">Main ta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0" draw:id="id30" draw:layer="layout" svg:width="4.3cm" svg:height="3.4cm" svg:x="1.8cm" svg:y="7.9cm">
          <text:p text:style-name="P2"><text:span text:style-name="T3">Ffmpeg start </text:span></text:p>
          <text:p text:style-name="P2"><text:span text:style-name="T3">signal received OR</text:span></text:p>
          <text:p text:style-name="P2"><text:span text:style-name="T3">A “child process”</text:span></text:p>
          <text:p text:style-name="P2"><text:span text:style-name="T3"><text:s/></text:span><text:span text:style-name="T3">running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29" draw:id="id29" draw:layer="layout" svg:width="4cm" svg:height="1.6cm" svg:x="1.9cm" svg:y="4.7cm">
          <text:p text:style-name="P1">Fork() ffmpeg proces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xml:id="id33" draw:id="id33" draw:layer="layout" svg:x1="3.9cm" svg:y1="3.5cm" svg:x2="3.9cm" svg:y2="4.7cm">
          <text:p/>
        </draw:line>
        <draw:connector draw:style-name="gr10" draw:layer="layout" svg:x1="3.9cm" svg:y1="6.3cm" svg:x2="3.95cm" svg:y2="7.9cm" draw:start-shape="id29" draw:start-glue-point="6" draw:end-shape="id30" draw:end-glue-point="4" svg:d="m3900 6300v801h50v799" svg:viewBox="0 0 51 1601">
          <text:p/>
        </draw:connector>
        <draw:connector draw:style-name="gr10" draw:layer="layout" svg:x1="6.1cm" svg:y1="9.6cm" svg:x2="7.347cm" svg:y2="2.674cm" draw:start-shape="id30" draw:start-glue-point="7" draw:end-shape="id31" draw:end-glue-point="5" svg:d="m6100 9600h624v-6926h623" svg:viewBox="0 0 1248 6927">
          <text:p/>
        </draw:connector>
        <draw:connector draw:style-name="gr10" draw:layer="layout" draw:line-skew="0.939cm" svg:x1="8.321cm" svg:y1="12.67cm" svg:x2="3.9cm" svg:y2="4.7cm" draw:start-shape="id32" draw:start-glue-point="5" draw:end-shape="id33" draw:end-glue-point="2" svg:d="m8321 12670h-1197v-7970h-3224" svg:viewBox="0 0 4422 7971">
          <text:p/>
        </draw:connector>
        <draw:g xml:id="id36" draw:id="id36">
          <draw:custom-shape draw:style-name="gr1" draw:text-style-name="P3" xml:id="id34" draw:id="id34" draw:layer="layout" svg:width="5.4cm" svg:height="1.9cm" svg:x="7.368cm" svg:y="5.066cm">
            <text:p text:style-name="P3">“exec” AV recording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xml:id="id35" draw:id="id35" draw:layer="layout" svg:width="5.4cm" svg:height="1.6cm" svg:x="7.368cm" svg:y="8.266cm">
            <text:p text:style-name="P1">Save different channels</text:p>
            <text:p text:style-name="P1"><text:s/>in different file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1" draw:layer="layout" svg:x1="10.068cm" svg:y1="6.966cm" svg:x2="10.068cm" svg:y2="8.266cm" draw:start-shape="id34" draw:start-glue-point="6" draw:end-shape="id35" draw:end-glue-point="4" svg:d="m10068 6966v1300" svg:viewBox="0 0 1 1301">
            <text:p/>
          </draw:connector>
          <draw:custom-shape draw:style-name="gr1" draw:text-style-name="P1" xml:id="id32" draw:id="id32" draw:layer="layout" svg:width="3.7cm" svg:height="3cm" svg:x="8.321cm" svg:y="11.17cm">
            <text:p text:style-name="P1">Rec. Time &gt;</text:p>
            <text:p text:style-name="P1"><text:s/>29.5 min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gr10" draw:layer="layout" svg:x1="10.068cm" svg:y1="9.866cm" svg:x2="10.171cm" svg:y2="11.17cm" draw:start-shape="id35" draw:start-glue-point="6" draw:end-shape="id32" svg:d="m10068 9866v653h103v651" svg:viewBox="0 0 104 1305">
            <text:p/>
          </draw:connector>
        </draw:g>
        <draw:custom-shape draw:style-name="gr1" draw:text-style-name="P1" xml:id="id31" draw:id="id31" draw:layer="layout" svg:width="5.46cm" svg:height="1.576cm" svg:x="7.347cm" svg:y="1.886cm">
          <text:p text:style-name="P1">Open new “.mp4” fi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layer="layout" svg:x1="10.077cm" svg:y1="3.462cm" svg:x2="10.068cm" svg:y2="5.066cm" draw:start-shape="id31" draw:start-glue-point="6" draw:end-shape="id36" draw:end-glue-point="0" svg:d="m10077 3462v803h-9v801" svg:viewBox="0 0 10 1605">
          <text:p/>
        </draw:connector>
        <draw:custom-shape draw:style-name="gr1" draw:text-style-name="P1" xml:id="id37" draw:id="id37" draw:layer="layout" svg:width="3.631cm" svg:height="2.786cm" svg:x="8.248cm" svg:y="15.649cm">
          <text:p text:style-name="P1">Rec. Time =</text:p>
          <text:p text:style-name="P1"><text:s/>30 m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8" draw:id="id38" draw:layer="layout" svg:width="3.828cm" svg:height="1.52cm" svg:x="8.163cm" svg:y="20.04cm">
          <text:p text:style-name="P1">Exit the</text:p>
          <text:p text:style-name="P1"><text:s/>“immediate child”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layer="layout" svg:x1="10.068cm" svg:y1="14.17cm" svg:x2="10.064cm" svg:y2="15.649cm" draw:start-shape="id36" draw:start-glue-point="2" draw:end-shape="id37" draw:end-glue-point="4" svg:d="m10068 14170v740h-4v739" svg:viewBox="0 0 5 1480">
          <text:p/>
        </draw:connector>
        <draw:connector draw:style-name="gr10" draw:layer="layout" svg:x1="10.064cm" svg:y1="18.435cm" svg:x2="10.077cm" svg:y2="20.04cm" draw:start-shape="id37" draw:start-glue-point="6" draw:end-shape="id38" draw:end-glue-point="4" svg:d="m10064 18435v803h13v802" svg:viewBox="0 0 14 1606">
          <text:p/>
        </draw:connector>
        <draw:frame draw:style-name="gr12" draw:layer="layout" svg:width="1.238cm" svg:height="1.038cm" svg:x="7.432cm" svg:y="12.16cm">
          <draw:text-box>
            <text:p>yes</text:p>
          </draw:text-box>
        </draw:frame>
        <draw:frame draw:style-name="gr12" draw:layer="layout" svg:width="1.238cm" svg:height="1.038cm" svg:x="10.078cm" svg:y="13.99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1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ket </meta:initial-creator>
    <meta:creation-date>2013-11-09T12:34:42</meta:creation-date>
    <dc:date>2013-11-09T17:38:23</dc:date>
    <dc:creator>saket </dc:creator>
    <meta:editing-duration>PT3H29M24S</meta:editing-duration>
    <meta:editing-cycles>21</meta:editing-cycles>
    <meta:generator>LibreOffice/3.5$Linux_X86_64 LibreOffice_project/350m1$Build-2</meta:generator>
    <meta:document-statistic meta:object-count="92"/>
  </office:meta>
</office:document-meta>
</file>